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1. Absolute URL</text:span> - Links to an external image that is hosted on another website. Example: src="https://www.w3schools.com/images/img_girl.jpg".</text:p>
      <text:p text:style-name="P1"><text:span text:style-name="Strong_20_Emphasis">Notes:</text:span> External images might be under copyright. If you do not get permission to use it, you may be in violation of copyright laws. In addition, you cannot control external images; it can suddenly be removed or changed.</text:p>
      <text:p text:style-name="P1"><text:span text:style-name="Strong_20_Emphasis">2. Relative URL</text:span> - Links to an image that is hosted within the website. Here, the URL does not include the domain name. If the URL begins without a slash, it will be relative to the current page. Example: src="img_girl.jpg". If the URL begins with a slash, it will be relative to the domain. Example: src="/images/img_girl.jpg".</text:p>
      <text:p text:style-name="P1"><text:span text:style-name="Strong_20_Emphasis">Tip:</text:span> It is almost always best to use relative URLs. They will not break if you change domai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20:06:41.350660902</meta:creation-date>
    <dc:date>2024-08-07T20:08:37.183593976</dc:date>
    <meta:editing-duration>PT1M56S</meta:editing-duration>
    <meta:editing-cycles>1</meta:editing-cycles>
    <meta:document-statistic meta:table-count="0" meta:image-count="0" meta:object-count="0" meta:page-count="1" meta:paragraph-count="4" meta:word-count="129" meta:character-count="780" meta:non-whitespace-character-count="655"/>
    <meta:generator>LibreOffice/7.6.2.1$Linux_X86_64 LibreOffice_project/60$Build-1</meta:generator>
  </office:meta>
</office:document-meta>
</file>